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46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205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able_20_Contents" style:list-style-name="L2">
      <style:text-properties style:font-name="Arial1" fo:font-size="11pt" style:language-asian="ja" style:country-asian="JP"/>
    </style:style>
    <style:style style:name="P42" style:family="paragraph" style:parent-style-name="Table_20_Contents" style:list-style-name="L3">
      <style:text-properties style:font-name="Arial1" fo:font-size="11pt" style:language-asian="ja" style:country-asian="JP"/>
    </style:style>
    <style:style style:name="P43" style:family="paragraph" style:parent-style-name="Table_20_Contents" style:list-style-name="L4">
      <style:text-properties style:font-name="Arial1" fo:font-size="11pt" style:language-asian="ja" style:country-asian="JP"/>
    </style:style>
    <style:style style:name="P44" style:family="paragraph" style:parent-style-name="Table_20_Contents" style:list-style-name="L4">
      <style:text-properties style:font-name="Arial1" fo:font-size="11pt"/>
    </style:style>
    <style:style style:name="P4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8" style:family="paragraph" style:parent-style-name="Table_20_Contents">
      <style:text-properties style:language-asian="ja" style:country-asian="JP"/>
    </style:style>
    <style:style style:name="P4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55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6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5"/>
    <style:style style:name="P5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8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" fo:font-size="12pt" style:font-name-asian="Arial" style:font-size-asian="12pt" style:font-size-complex="12pt"/>
    </style:style>
    <style:style style:name="T22" style:family="text">
      <style:text-properties style:font-name="Arial" fo:font-size="12pt" style:font-name-asian="Arial" style:font-size-asian="12pt" style:language-asian="ja" style:country-asian="JP" style:font-size-complex="12pt"/>
    </style:style>
    <style:style style:name="T23" style:family="text">
      <style:text-properties style:font-name="Arial2" fo:font-size="12pt" fo:language="ja" fo:country="JP" fo:font-style="normal" fo:font-weight="normal" fo:background-color="transparent"/>
    </style:style>
    <style:style style:name="T24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4">ドラム缶の向こうに、一軒家が建ってます。その写真は、今回は撮り忘れました。埋め合わせに、去年撮った写真、添付します（</text:span><text:span text:style-name="T23">19.54.jpg</text:span><text:span text:style-name="T24">）。</text:span></text:p>
      <text:p text:style-name="P17">先の写真、手前は、敷地の前を流れる小川です。泡立ちの部分。ちょっとした滝の、滝口です。<text:span text:style-name="T20">）</text:span>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P32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8/11 水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メルビック電工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大田区北馬込一丁目PJ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１５－１４：４５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また、休みにしようと考えております。キャンプの手伝い、土日に入れてます。キャンセルが入るかも知れません。今週のように、空いてます、という連絡、いたします。</text:p>
      <text:p text:style-name="P32">③ 交通費申請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8.9(月) ~ 2021.8.15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9(月) ~ 2021.8.15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願います。</text:p>
      <text:p text:style-name="P10">（来週はキャンプなしで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P26">1</text:p>
          </table:table-cell>
          <table:table-cell table:style-name="表16.A1" office:value-type="string">
            <text:p text:style-name="P26">作業日</text:p>
          </table:table-cell>
          <table:table-cell table:style-name="表16.C1" office:value-type="string">
            <text:p text:style-name="P28">8/18 水曜日</text:p>
          </table:table-cell>
        </table:table-row>
        <table:table-row>
          <table:table-cell table:style-name="表16.A2" office:value-type="string">
            <text:p text:style-name="P26">2</text:p>
          </table:table-cell>
          <table:table-cell table:style-name="表16.A2" office:value-type="string">
            <text:p text:style-name="P26">発注者</text:p>
          </table:table-cell>
          <table:table-cell table:style-name="表16.C2" office:value-type="string">
            <text:p text:style-name="P28">扶桑電気</text:p>
          </table:table-cell>
        </table:table-row>
        <table:table-row>
          <table:table-cell table:style-name="表16.A2" office:value-type="string">
            <text:p text:style-name="P26">3</text:p>
          </table:table-cell>
          <table:table-cell table:style-name="表16.A2" office:value-type="string">
            <text:p text:style-name="P26">工事件名</text:p>
          </table:table-cell>
          <table:table-cell table:style-name="表16.C2" office:value-type="string">
            <text:p text:style-name="P28">まごころタウン</text:p>
          </table:table-cell>
        </table:table-row>
        <table:table-row>
          <table:table-cell table:style-name="表16.A2" office:value-type="string">
            <text:p text:style-name="P26">4</text:p>
          </table:table-cell>
          <table:table-cell table:style-name="表16.A2" office:value-type="string">
            <text:p text:style-name="P26">作業時間</text:p>
          </table:table-cell>
          <table:table-cell table:style-name="表16.C2" office:value-type="string">
            <text:p text:style-name="P28">８：００－１４：４５</text:p>
            <text:p text:style-name="P28">（定時）</text:p>
          </table:table-cell>
        </table:table-row>
        <table:table-row>
          <table:table-cell table:style-name="表16.A2" office:value-type="string">
            <text:p text:style-name="P26">5</text:p>
          </table:table-cell>
          <table:table-cell table:style-name="表16.A2" office:value-type="string">
            <text:p text:style-name="P26">備考</text:p>
          </table:table-cell>
          <table:table-cell table:style-name="表16.C2" office:value-type="string">
            <text:p text:style-name="Table_20_Contents"><text:span text:style-name="T22">１．小町さんの分もあり（府中）</text:span></text:p>
            <text:p text:style-name="P20"><text:span text:style-name="T21">２．お客さんのサイン。最後に対面して挨拶したとき、うっかり、もらうのを忘れてしまいました。終了時間について、実時間ではなく、定時の１７時にし</text:span><text:soft-page-break/><text:span text:style-name="T21">てほしい、とおっしゃって、自分はすでに実時間を書いてしまっていて、扶桑の人がご自分で書き直して、等々をやってたらそのままでした。帰り途中、扶桑のその方から電話をいただいて、気づきました。その方も、どうしましょうか？とお困りで、持ち帰り致しますと伝えました。</text:span>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8/27（金）</text:p>
          </table:table-cell>
          <table:table-cell table:style-name="表18.B1" office:value-type="string">
            <text:p text:style-name="P27">8/28（土）</text:p>
          </table:table-cell>
        </table:table-row>
        <table:table-row>
          <table:table-cell table:style-name="表18.A2" office:value-type="string">
            <text:p text:style-name="P25">○</text:p>
          </table:table-cell>
          <table:table-cell table:style-name="表18.B2" office:value-type="string">
            <text:p text:style-name="P25">○</text:p>
          </table:table-cell>
        </table:table-row>
      </table:table>
      <text:p text:style-name="P32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期間</text:p>
          </table:table-cell>
          <table:table-cell table:style-name="表19.B1" office:value-type="string">
            <text:p text:style-name="P24"><text:s text:c="2"/>2021.8.16(月) ~ 2021.8.22(日)</text:p>
          </table:table-cell>
        </table:table-row>
        <table:table-row>
          <table:table-cell table:style-name="表19.A2" office:value-type="string">
            <text:p text:style-name="P21">合計</text:p>
          </table:table-cell>
          <table:table-cell table:style-name="表19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16(月) ~ 2021.8.22(日)</text:p>
      <text:p text:style-name="P12">[//]</text:p>
      <text:p text:style-name="P4"/>
      <text:p text:style-name="P4"/>
      <text:p text:style-name="P14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6">1</text:p>
          </table:table-cell>
          <table:table-cell table:style-name="表20.A1" office:value-type="string">
            <text:p text:style-name="P26">作業日</text:p>
          </table:table-cell>
          <table:table-cell table:style-name="表20.C1" office:value-type="string">
            <text:p text:style-name="P28">8/XX XX曜日</text:p>
          </table:table-cell>
        </table:table-row>
        <table:table-row>
          <table:table-cell table:style-name="表20.A2" office:value-type="string">
            <text:p text:style-name="P26">2</text:p>
          </table:table-cell>
          <table:table-cell table:style-name="表20.A2" office:value-type="string">
            <text:p text:style-name="P26">発注者</text:p>
          </table:table-cell>
          <table:table-cell table:style-name="表20.C2" office:value-type="string">
            <text:p text:style-name="P28">XXX（XXX）</text:p>
          </table:table-cell>
        </table:table-row>
        <table:table-row>
          <table:table-cell table:style-name="表20.A2" office:value-type="string">
            <text:p text:style-name="P26">3</text:p>
          </table:table-cell>
          <table:table-cell table:style-name="表20.A2" office:value-type="string">
            <text:p text:style-name="P26">工事件名</text:p>
          </table:table-cell>
          <table:table-cell table:style-name="表20.C2" office:value-type="string">
            <text:p text:style-name="P28">XXX</text:p>
          </table:table-cell>
        </table:table-row>
        <table:table-row>
          <table:table-cell table:style-name="表20.A2" office:value-type="string">
            <text:p text:style-name="P26">4</text:p>
          </table:table-cell>
          <table:table-cell table:style-name="表20.A2" office:value-type="string">
            <text:p text:style-name="P26">作業時間</text:p>
          </table:table-cell>
          <table:table-cell table:style-name="表20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20.A2" office:value-type="string">
            <text:p text:style-name="P26">5</text:p>
          </table:table-cell>
          <table:table-cell table:style-name="表20.A2" office:value-type="string">
            <text:p text:style-name="P26">備考</text:p>
          </table:table-cell>
          <table:table-cell table:style-name="表2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8/XX（金）</text:p>
          </table:table-cell>
          <table:table-cell table:style-name="表21.B1" office:value-type="string">
            <text:p text:style-name="P27">8/XX（土）</text:p>
          </table:table-cell>
        </table:table-row>
        <table:table-row>
          <table:table-cell table:style-name="表21.A2" office:value-type="string">
            <text:p text:style-name="P25">○</text:p>
          </table:table-cell>
          <table:table-cell table:style-name="表21.B2" office:value-type="string">
            <text:p text:style-name="P25">○</text:p>
          </table:table-cell>
        </table:table-row>
      </table:table>
      <text:p text:style-name="P32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3">期間</text:p>
          </table:table-cell>
          <table:table-cell table:style-name="表22.B1" office:value-type="string">
            <text:p text:style-name="P24"><text:s text:c="2"/>2021.8.XX(月) ~ 2021.8.XX(日)</text:p>
          </table:table-cell>
        </table:table-row>
        <table:table-row>
          <table:table-cell table:style-name="表22.A2" office:value-type="string">
            <text:p text:style-name="P21">合計</text:p>
          </table:table-cell>
          <table:table-cell table:style-name="表22.B2" office:value-type="string">
            <text:p text:style-name="P22"><text:s/>￥XXX 円</text:p>
          </table:table-cell>
        </table:table-row>
      </table:table>
      <text:p text:style-name="P37"><text:soft-page-break/></text:p>
      <text:p text:style-name="P12">---------------------</text:p>
      <text:p text:style-name="P13">【作業員　岩淵謙 / 日報連絡、他】 2021.8.XX(月) ~ 2021.8.XX(日)</text:p>
      <text:p text:style-name="P12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8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8/XX（金）</text:p>
          </table:table-cell>
          <table:table-cell table:style-name="表38.B1" office:value-type="string">
            <text:p text:style-name="P27">8/XX（土）</text:p>
          </table:table-cell>
        </table:table-row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8.XX(月) ~ 2021.8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XX(月) ~ 2021.8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<text:soft-page-break/>岩淵</text:p>
      <text:p text:style-name="Text_20_body"/>
      <text:p text:style-name="P15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637528899453184420" text:style-name="L1">
        <text:list-item>
          <text:p text:style-name="P58">image file</text:p>
          <text:list>
            <text:list-item>
              <text:p text:style-name="P58">copy to : C:\WORKS_2\WS\WS_Others\towa_corpo</text:p>
            </text:list-item>
            <text:list-item>
              <text:p text:style-name="P58">change → file name</text:p>
            </text:list-item>
            <text:list-item>
              <text:p text:style-name="P58">DUP</text:p>
            </text:list-item>
            <text:list-item>
              <text:p text:style-name="P58">open the orig with paint</text:p>
            </text:list-item>
            <text:list-item>
              <text:p text:style-name="P58">change size → 25 % (<office:annotation office:name="__Annotation__14902_534617985"><dc:creator>iwabuchi ken</dc:creator><dc:date>2020-02-03T15:01:30.99</dc:date><text:p text:style-name="P69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58">close paint</text:p>
            </text:list-item>
          </text:list>
        </text:list-item>
        <text:list-item>
          <text:p text:style-name="P59">email<text:span text:style-name="T16"> </text:span><text:span text:style-name="T15">###</text:span></text:p>
          <text:list>
            <text:list-item>
              <text:p text:style-name="P59">C – N (new mail)</text:p>
            </text:list-item>
            <text:list-item>
              <text:p text:style-name="P59">attach image file</text:p>
            </text:list-item>
            <text:list-item>
              <text:p text:style-name="P59">open in-mail image file</text:p>
            </text:list-item>
            <text:list-item>
              <text:p text:style-name="P59"><text:soft-page-break/>validate</text:p>
              <text:list>
                <text:list-item>
                  <text:p text:style-name="P59">終了時刻</text:p>
                </text:list-item>
                <text:list-item>
                  <text:p text:style-name="P59">職長サイン</text:p>
                </text:list-item>
              </text:list>
            </text:list-item>
          </text:list>
        </text:list-item>
        <text:list-item>
          <text:p text:style-name="P58">doc</text:p>
          <text:list>
            <text:list-item>
              <text:p text:style-name="P58">prev lines → DUP</text:p>
            </text:list-item>
            <text:list-item>
              <text:p text:style-name="P58">enter data</text:p>
              <text:list>
                <text:list-item>
                  <text:p text:style-name="P59">作業について</text:p>
                  <text:list>
                    <text:list-item>
                      <text:p text:style-name="P58">作業日</text:p>
                    </text:list-item>
                    <text:list-item>
                      <text:p text:style-name="P58">発注者</text:p>
                    </text:list-item>
                    <text:list-item>
                      <text:p text:style-name="P58">工事件名</text:p>
                    </text:list-item>
                    <text:list-item>
                      <text:p text:style-name="P59">作業時間</text:p>
                    </text:list-item>
                  </text:list>
                </text:list-item>
                <text:list-item>
                  <text:p text:style-name="P59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58">作業日</text:p>
                </text:list-item>
                <text:list-item>
                  <text:p text:style-name="P58">発注者</text:p>
                </text:list-item>
                <text:list-item>
                  <text:p text:style-name="P58">工事件名</text:p>
                </text:list-item>
                <text:list-item>
                  <text:p text:style-name="P59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送信先</text:p>
                </text:list-item>
                <text:list-item>
                  <text:p text:style-name="P40">日付</text:p>
                  <text:list>
                    <text:list-item>
                      <text:p text:style-name="P40"><text:soft-page-break/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4">日報）</text:span></text:p>
            <text:list xml:id="list1977487650565802099" text:style-name="L2">
              <text:list-item>
                <text:p text:style-name="P41">copy</text:p>
                <text:list>
                  <text:list-item>
                    <text:p text:style-name="P41">from C:\WORKS_2\WS\WS_Cake_IFM11\iphone_to_upload</text:p>
                  </text:list-item>
                  <text:list-item>
                    <text:p text:style-name="P41">to <text:s/>==&gt; C:\WORKS_2\WS\WS_Others\towa_corpo</text:p>
                  </text:list-item>
                </text:list>
              </text:list-item>
              <text:list-item>
                <text:p text:style-name="P41">name ==&gt; change</text:p>
                <text:list>
                  <text:list-item>
                    <text:p text:style-name="P41">【作業員　岩淵謙 <text:s/>日報連絡】 2020.7.4.土 2020.7.6.月.jpg</text:p>
                  </text:list-item>
                </text:list>
              </text:list-item>
              <text:list-item>
                <text:p text:style-name="P41">open file (f1)</text:p>
              </text:list-item>
              <text:list-item>
                <text:p text:style-name="P41">DUP</text:p>
              </text:list-item>
              <text:list-item>
                <text:p text:style-name="P41">f1 ==&gt; paint</text:p>
              </text:list-item>
              <text:list-item>
                <text:p text:style-name="P4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3848166327841204581" text:style-name="L3">
              <text:list-item>
                <text:p text:style-name="P42">DUP : 交通費請求書.用紙.orig.jpg</text:p>
              </text:list-item>
              <text:list-item>
                <text:p text:style-name="P42">name ==&gt; change : 【作業員　岩淵謙 <text:s/>交通費請求書】 2020.7.6(月) ~ 2020.7.12(日).jpg</text:p>
              </text:list-item>
              <text:list-item>
                <text:p text:style-name="P42">open file</text:p>
              </text:list-item>
              <text:list-item>
                <text:p text:style-name="P42">M – o &gt; ↓ &gt; Ret (paint)</text:p>
              </text:list-item>
              <text:list-item>
                <text:p text:style-name="P42">入力</text:p>
              </text:list-item>
              <text:list-item>
                <text:p text:style-name="P42">DUP</text:p>
              </text:list-item>
              <text:list-item>
                <text:p text:style-name="P42">M – o &gt; “70” &gt; Ret (size change)</text:p>
              </text:list-item>
              <text:list-item>
                <text:p text:style-name="P4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4244932034697974663" text:style-name="L4">
              <text:list-item>
                <text:p text:style-name="P44">start mailer</text:p>
              </text:list-item>
              <text:list-item>
                <text:p text:style-name="P44">new mail</text:p>
              </text:list-item>
              <text:list-item>
                <text:p text:style-name="P44">C – S – a &gt; choose file &gt; Ret (append)</text:p>
              </text:list-item>
              <text:list-item>
                <text:p text:style-name="P44">open ==&gt; appended files (<text:span text:style-name="T14">日報、交通費)</text:span></text:p>
              </text:list-item>
              <text:list-item>
                <text:p text:style-name="P43">C/P</text:p>
                <text:list>
                  <text:list-item>
                    <text:p text:style-name="P43">本文</text:p>
                  </text:list-item>
                  <text:list-item>
                    <text:p text:style-name="P43">タイトル</text:p>
                  </text:list-item>
                </text:list>
              </text:list-item>
              <text:list-item>
                <text:p text:style-name="P43">“send” : “yoko” &gt; Ret (autofill)</text:p>
              </text:list-item>
              <text:list-item>
                <text:p text:style-name="P43">validate</text:p>
                <text:list>
                  <text:list-item>
                    <text:p text:style-name="P43">append ==&gt; 2 files</text:p>
                  </text:list-item>
                  <text:list-item>
                    <text:p text:style-name="P43">subject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3">C – Ret (send)</text:p>
              </text:list-item>
              <text:list-item>
                <text:p text:style-name="P43">validate</text:p>
                <text:list>
                  <text:list-item>
                    <text:p text:style-name="P43">attached files</text:p>
                  </text:list-item>
                  <text:list-item>
                    <text:p text:style-name="P43">宛先</text:p>
                  </text:list-item>
                  <text:list-item>
                    <text:p text:style-name="P43">タイトル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</text:p>
                      </text:list-item>
                    </text:list>
                  </text:list-item>
                  <text:list-item>
                    <text:p text:style-name="P43">本文</text:p>
                    <text:list>
                      <text:list-item>
                        <text:p text:style-name="P43">送るものについての文。</text:p>
                      </text:list-item>
                      <text:list-item>
                        <text:p text:style-name="P4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5"><text:soft-page-break/>-------------------------------------------------------- [STEPS : closing] 20200912_182844</text:p>
      <text:list xml:id="list3730902931793737278" text:style-name="L5">
        <text:list-item>
          <text:p text:style-name="P56">close</text:p>
          <text:list>
            <text:list-item>
              <text:p text:style-name="P56">image files</text:p>
            </text:list-item>
            <text:list-item>
              <text:p text:style-name="P56">folders</text:p>
            </text:list-item>
            <text:list-item>
              <text:p text:style-name="P56">apps</text:p>
              <text:list>
                <text:list-item>
                  <text:p text:style-name="P56">paint</text:p>
                </text:list-item>
                <text:list-item>
                  <text:p text:style-name="P56">mailer</text:p>
                </text:list-item>
              </text:list>
            </text:list-item>
          </text:list>
        </text:list-item>
        <text:list-item>
          <text:p text:style-name="P56">validate</text:p>
          <text:list>
            <text:list-item>
              <text:p text:style-name="P56">mail ==&gt; move to “sent” box</text:p>
            </text:list-item>
          </text:list>
        </text:list-item>
        <text:list-item>
          <text:p text:style-name="P56">prep next</text:p>
          <text:list>
            <text:list-item>
              <text:p text:style-name="P57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8-19T14:06:14.62</dc:date>
    <dc:creator>iwabuchi ken</dc:creator>
    <meta:editing-duration>P1DT18H7M34S</meta:editing-duration>
    <meta:editing-cycles>245</meta:editing-cycles>
    <meta:generator>OpenOffice/4.1.3$Win32 OpenOffice.org_project/413m1$Build-9783</meta:generator>
    <meta:document-statistic meta:table-count="33" meta:image-count="0" meta:object-count="0" meta:page-count="13" meta:paragraph-count="536" meta:word-count="3626" meta:character-count="7459"/>
  </office:meta>
</office:document-meta>
</file>